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b9d" officeooo:paragraph-rsid="0007db9d"/>
    </style:style>
    <style:style style:name="P2" style:family="paragraph" style:parent-style-name="Standard">
      <style:text-properties officeooo:rsid="0007db9d" officeooo:paragraph-rsid="00080df5"/>
    </style:style>
    <style:style style:name="P3" style:family="paragraph" style:parent-style-name="Standard">
      <style:text-properties officeooo:rsid="0007db9d" officeooo:paragraph-rsid="000ab51b"/>
    </style:style>
    <style:style style:name="P4" style:family="paragraph" style:parent-style-name="Standard">
      <style:text-properties officeooo:rsid="00098035" officeooo:paragraph-rsid="00098035"/>
    </style:style>
    <style:style style:name="P5" style:family="paragraph" style:parent-style-name="Standard">
      <style:text-properties officeooo:rsid="00098035" officeooo:paragraph-rsid="000ab51b"/>
    </style:style>
    <style:style style:name="P6" style:family="paragraph" style:parent-style-name="Standard">
      <style:text-properties officeooo:rsid="000ab51b" officeooo:paragraph-rsid="000ab51b"/>
    </style:style>
    <style:style style:name="P7" style:family="paragraph" style:parent-style-name="Standard">
      <style:text-properties officeooo:rsid="000b65b9" officeooo:paragraph-rsid="000b65b9"/>
    </style:style>
    <style:style style:name="T1" style:family="text">
      <style:text-properties officeooo:rsid="00080df5"/>
    </style:style>
    <style:style style:name="T2" style:family="text">
      <style:text-properties officeooo:rsid="000ab51b"/>
    </style:style>
    <style:style style:name="T3" style:family="text">
      <style:text-properties officeooo:rsid="000c83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A PRÁCTICA DIR: <text:span text:style-name="T3">7 entrega y 8 y 15 defensa</text:span></text:p>
      <text:p text:style-name="P1"/>
      <text:p text:style-name="P1">Array de floats: datos.dat; parsear sscanf o fscanf</text:p>
      <text:p text:style-name="P1"/>
      <text:p text:style-name="P1">Leer los números del array</text:p>
      <text:p text:style-name="P1"/>
      <text:p text:style-name="P5">RED TOROIDE</text:p>
      <text:p text:style-name="P1"/>
      <text:p text:style-name="P1">El rank 0 lee el archivo y reparte entre los N elementos (N=LxL), a cada uno le asigna una, dando comienzo el algoritmo:</text:p>
      <text:p text:style-name="P1"><text:tab/>* <text:span text:style-name="T1">Rank 0 lee los datos y los reparte entre los elementos</text:span></text:p>
      <text:p text:style-name="P1"/>
      <text:p text:style-name="P1"><text:tab/>* <text:span text:style-name="T1">Encontrar los vecinos de cada nodo</text:span></text:p>
      <text:p text:style-name="P7">E → [vecino norte, vecino sur, vecino este, vecino oeste]</text:p>
      <text:p text:style-name="P7">Imprimir los vecinos de cada rank como comprobación</text:p>
      <text:p text:style-name="P2"><text:tab/>* Encontrar el elemento mínimo</text:p>
      <text:p text:style-name="P2"><text:span text:style-name="T1">Todos los elementos conocen en L – 1 iteraciones el mínimo de su columna</text:span></text:p>
      <text:p text:style-name="P1"><text:tab/><text:span text:style-name="T1">For i = 1 to L - 1</text:span></text:p>
      <text:p text:style-name="P1"><text:tab/><text:tab/><text:span text:style-name="T1">Recibe norte;</text:span></text:p>
      <text:p text:style-name="P1"><text:tab/><text:tab/><text:span text:style-name="T1">Envía sur;</text:span></text:p>
      <text:p text:style-name="P1"><text:tab/><text:tab/><text:span text:style-name="T1">Compara y quedate con el mínimo;</text:span></text:p>
      <text:p text:style-name="P2"><text:span text:style-name="T1">Todos los elementos conocen en L – 1 iteraciones el mínimo de </text:span><text:span text:style-name="T2">toda la red</text:span></text:p>
      <text:p text:style-name="P1"><text:tab/><text:span text:style-name="T1">For i = 1 to L – 1</text:span></text:p>
      <text:p text:style-name="P1"><text:tab/><text:tab/><text:span text:style-name="T1">Recibe este;</text:span></text:p>
      <text:p text:style-name="P1"><text:tab/><text:tab/><text:span text:style-name="T1">Envía oeste;</text:span></text:p>
      <text:p text:style-name="P1"><text:tab/><text:tab/><text:span text:style-name="T1">Compara y quedate con el mínimo;</text:span></text:p>
      <text:p text:style-name="P1"/>
      <text:p text:style-name="P1"><text:span text:style-name="T1">Planteamiento de solución: </text:span>Toma de decisiones</text:p>
      <text:p text:style-name="P1"/>
      <text:p text:style-name="P4">RED HIPERCUBO</text:p>
      <text:p text:style-name="P1"/>
      <text:p text:style-name="P6">Dirección iésima: elementos en los que sólo varía un bit</text:p>
      <text:p text:style-name="P6"/>
      <text:p text:style-name="P4">Dimensión D: N = 2 elevado a D</text:p>
      <text:p text:style-name="P6">Todos los elementos conocen en D iteraciones el máximo de su dirección y sus direcciones iésimas</text:p>
      <text:p text:style-name="P6"><text:tab/>For i = 1 to D</text:p>
      <text:p text:style-name="P3"><text:tab/><text:tab/><text:span text:style-name="T1">Recibe </text:span><text:span text:style-name="T2">dirección iésima</text:span><text:span text:style-name="T1">;</text:span></text:p>
      <text:p text:style-name="P3"><text:tab/><text:tab/><text:span text:style-name="T1">Envía </text:span><text:span text:style-name="T2">dirección iésima</text:span><text:span text:style-name="T1">;</text:span></text:p>
      <text:p text:style-name="P3"><text:tab/><text:tab/><text:span text:style-name="T1">Compara y quedate con el m</text:span><text:span text:style-name="T2">áximo</text:span><text:span text:style-name="T1">;</text:span></text:p>
      <text:p text:style-name="P6">Todos los elementos conocen en D iteraciones el máximo de toda la red</text:p>
      <text:p text:style-name="P6"><text:tab/>For i = 1 to D</text:p>
      <text:p text:style-name="P3"><text:tab/><text:tab/><text:span text:style-name="T1">Recibe </text:span><text:span text:style-name="T2">dirección iésima</text:span><text:span text:style-name="T1">;</text:span></text:p>
      <text:p text:style-name="P3"><text:tab/><text:tab/><text:span text:style-name="T1">Envía </text:span><text:span text:style-name="T2">dirección iésima</text:span><text:span text:style-name="T1">;</text:span></text:p>
      <text:p text:style-name="P3"><text:tab/><text:tab/><text:span text:style-name="T1">Compara y quedate con el m</text:span><text:span text:style-name="T2">áximo</text:span><text:span text:style-name="T1">;</text:span></text:p>
      <text:p text:style-name="P3"/>
      <text:p text:style-name="P6">Operaciones de bit: como calculo un número tal que sea el resultado de cambiar un bit de otro número, con la función X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8:39:37.527132243</meta:creation-date>
    <dc:date>2021-03-09T19:26:00.891500344</dc:date>
    <meta:editing-duration>PT15M10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35" meta:word-count="266" meta:character-count="1424" meta:non-whitespace-character-count="1159"/>
  </office:meta>
</office:document-meta>
</file>